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5e7a8" officeooo:paragraph-rsid="001d8acf"/>
    </style:style>
    <style:style style:name="P2" style:family="paragraph" style:parent-style-name="Standard" style:list-style-name="L1">
      <style:text-properties officeooo:rsid="000d7451" officeooo:paragraph-rsid="001d8acf"/>
    </style:style>
    <style:style style:name="P3" style:family="paragraph" style:parent-style-name="Standard">
      <style:text-properties officeooo:rsid="000d7451" officeooo:paragraph-rsid="001d8acf"/>
    </style:style>
    <style:style style:name="P4" style:family="paragraph" style:parent-style-name="Standard" style:list-style-name="L1">
      <style:text-properties officeooo:rsid="0011de79" officeooo:paragraph-rsid="001d8acf"/>
    </style:style>
    <style:style style:name="P5" style:family="paragraph" style:parent-style-name="Standard">
      <style:text-properties officeooo:paragraph-rsid="001d8acf"/>
    </style:style>
    <style:style style:name="P6" style:family="paragraph" style:parent-style-name="Standard" style:list-style-name="L1">
      <style:text-properties officeooo:rsid="002291ae" officeooo:paragraph-rsid="002291ae"/>
    </style:style>
    <style:style style:name="P7" style:family="paragraph" style:parent-style-name="Standard">
      <style:text-properties fo:font-weight="bold" officeooo:rsid="0005e7a8" officeooo:paragraph-rsid="001d8acf" style:font-weight-asian="bold" style:font-weight-complex="bold"/>
    </style:style>
    <style:style style:name="P8" style:family="paragraph" style:parent-style-name="Standard">
      <style:text-properties fo:font-weight="bold" officeooo:rsid="000d7451" officeooo:paragraph-rsid="001d8acf" style:font-weight-asian="bold" style:font-weight-complex="bold"/>
    </style:style>
    <style:style style:name="P9" style:family="paragraph" style:parent-style-name="Table_20_Contents">
      <style:text-properties officeooo:rsid="000d7451" officeooo:paragraph-rsid="001d8acf"/>
    </style:style>
    <style:style style:name="P10" style:family="paragraph" style:parent-style-name="Table_20_Contents">
      <style:text-properties officeooo:rsid="0011de79" officeooo:paragraph-rsid="001d8acf"/>
    </style:style>
    <style:style style:name="P11" style:family="paragraph" style:parent-style-name="Table_20_Contents">
      <style:text-properties officeooo:rsid="000e48b1" officeooo:paragraph-rsid="001d8acf"/>
    </style:style>
    <style:style style:name="P12" style:family="paragraph" style:parent-style-name="Table_20_Contents" style:list-style-name="L5">
      <style:text-properties officeooo:rsid="00120987" officeooo:paragraph-rsid="001d8acf"/>
    </style:style>
    <style:style style:name="P13" style:family="paragraph" style:parent-style-name="Table_20_Contents" style:list-style-name="L4">
      <style:text-properties officeooo:paragraph-rsid="001d8acf"/>
    </style:style>
    <style:style style:name="P14" style:family="paragraph" style:parent-style-name="Table_20_Contents" style:list-style-name="L5">
      <style:text-properties officeooo:paragraph-rsid="001d8acf"/>
    </style:style>
    <style:style style:name="P15" style:family="paragraph" style:parent-style-name="Table_20_Contents">
      <style:text-properties officeooo:rsid="001fe6ee" officeooo:paragraph-rsid="001fe6ee"/>
    </style:style>
    <style:style style:name="P16" style:family="paragraph" style:parent-style-name="Table_20_Contents">
      <style:text-properties officeooo:rsid="002291ae" officeooo:paragraph-rsid="002291ae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d7451" officeooo:paragraph-rsid="001d8acf" style:font-weight-asian="bold" style:font-weight-complex="bold"/>
    </style:style>
    <style:style style:name="P18" style:family="paragraph" style:parent-style-name="Text_20_body">
      <style:text-properties fo:font-weight="normal" officeooo:paragraph-rsid="001d8acf" style:font-weight-asian="normal" style:font-weight-complex="normal"/>
    </style:style>
    <style:style style:name="T1" style:family="text">
      <style:text-properties officeooo:rsid="0005e7a8"/>
    </style:style>
    <style:style style:name="T2" style:family="text">
      <style:text-properties officeooo:rsid="000d7451"/>
    </style:style>
    <style:style style:name="T3" style:family="text">
      <style:text-properties officeooo:rsid="000e48b1"/>
    </style:style>
    <style:style style:name="T4" style:family="text">
      <style:text-properties officeooo:rsid="00102078"/>
    </style:style>
    <style:style style:name="T5" style:family="text">
      <style:text-properties officeooo:rsid="0011de79"/>
    </style:style>
    <style:style style:name="T6" style:family="text">
      <style:text-properties officeooo:rsid="0024e7fa"/>
    </style:style>
    <style:style style:name="T7" style:family="text">
      <style:text-properties officeooo:rsid="0025c31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5e7a8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COMPTE RENDU DE LA RÉUNION SUR LA POLITIQUE D’ACCUEIL DES STAGIAIRES</text:p>
      <text:p text:style-name="P1"/>
      <text:p text:style-name="P1">le 15 mars 2020 </text:p>
      <text:p text:style-name="P7"/>
      <text:section text:style-name="Sect1" text:name="Section1">
        <text:p text:style-name="P7">Présents :</text:p>
        <text:p text:style-name="P7"/>
        <text:p text:style-name="P1">M. COCQUEEL</text:p>
        <text:p text:style-name="P1">M. GORGET</text:p>
        <text:p text:style-name="P1">M. LIONEL</text:p>
        <text:p text:style-name="P1">M. MAURIN</text:p>
        <text:p text:style-name="P1">Mme SERGENT</text:p>
        <text:p text:style-name="P1">M. VICTOR</text:p>
        <text:p text:style-name="P1">M. VILLAIN</text:p>
        <text:p text:style-name="P1">Mme JOLY</text:p>
        <text:p text:style-name="P1">Mme SERVET</text:p>
        <text:p text:style-name="P1">M. MARCOS</text:p>
        <text:p text:style-name="P1">Mme GASPAR</text:p>
        <text:p text:style-name="P5"><text:span text:style-name="T9">Absent :</text:span></text:p>
        <text:p text:style-name="P5"><text:span text:style-name="T1">M. ALPIN</text:span></text:p>
        <text:p text:style-name="P1"/>
        <text:p text:style-name="P7">Excusés :</text:p>
        <text:p text:style-name="P1">Mme SILVANI</text:p>
        <text:p text:style-name="P1"/>
        <text:p text:style-name="P1"><text:span text:style-name="T8">Rédacteur de compte rendu :</text:span> Mme POL</text:p>
        <text:p text:style-name="P1"/>
        <text:p text:style-name="P1"/>
        <text:p text:style-name="P1"/>
        <text:p text:style-name="P1"/>
        <text:p text:style-name="P1"/>
      </text:section>
      <text:p text:style-name="P1"/>
      <text:p text:style-name="P8">Thèmes abordés :</text:p>
      <text:p text:style-name="P3"/>
      <text:list xml:id="list2433110757" text:style-name="L1">
        <text:list-item>
          <text:p text:style-name="P2">Stabiliser les effectifs de stage</text:p>
        </text:list-item>
        <text:list-item>
          <text:p text:style-name="P2">Préciser les objectifs de stage</text:p>
        </text:list-item>
        <text:list-item>
          <text:p text:style-name="P4">Suivi des stagiaires durant leur stage</text:p>
        </text:list-item>
        <text:list-item>
          <text:p text:style-name="P6">Répartition des périodes de stage</text:p>
        </text:list-item>
      </text:list>
      <text:p text:style-name="P3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7">THÈME<text:span text:style-name="T7">S</text:span></text:p>
          </table:table-cell>
          <table:table-cell table:style-name="Table1.A1" office:value-type="string">
            <text:p text:style-name="P17">POUR INFORMATION</text:p>
          </table:table-cell>
          <table:table-cell table:style-name="Table1.A1" office:value-type="string">
            <text:p text:style-name="P17">DÉCISION<text:span text:style-name="T7">S</text:span></text:p>
          </table:table-cell>
        </table:table-row>
        <table:table-row>
          <table:table-cell table:style-name="Table1.A1" office:value-type="string">
            <text:p text:style-name="P9">Stabiliser les effectifs de stage</text:p>
          </table:table-cell>
          <table:table-cell table:style-name="Table1.A1" office:value-type="string">
            <text:list xml:id="list3289358359" text:style-name="L4">
              <text:list-item>
                <text:p text:style-name="P13"><text:span text:style-name="T2">Mr </text:span><text:span text:style-name="T3">VICTOR</text:span><text:span text:style-name="T2"> souligne une augmentation du nombre de de demandes de stage (+23 %) </text:span></text:p>
              </text:list-item>
            </text:list>
            <text:p text:style-name="P9"/>
            <text:list xml:id="list174459354330187" text:continue-numbering="true" text:style-name="L4">
              <text:list-item>
                <text:p text:style-name="P13"><text:span text:style-name="T3">Mr LIONEL rajoute que les effectifs atteignent un seuil critique</text:span></text:p>
              </text:list-item>
            </text:list>
          </table:table-cell>
          <table:table-cell table:style-name="Table1.A1" office:value-type="string">
            <text:p text:style-name="P10">Priviligier les stage<text:span text:style-name="T6">s</text:span> pour les étudiants pour lesquels il s’agit d’une necessité</text:p>
          </table:table-cell>
        </table:table-row>
        <table:table-row>
          <table:table-cell table:style-name="Table1.A1" office:value-type="string">
            <text:p text:style-name="P11">Préciser les objectifs de stage</text:p>
          </table:table-cell>
          <table:table-cell table:style-name="Table1.A1" office:value-type="string">
            <text:list xml:id="list2806707071" text:style-name="L5">
              <text:list-item>
                <text:p text:style-name="P14"><text:span text:style-name="T3">Les enseignants industriels listent les objectifs individualisés par rapport au référentiel</text:span></text:p>
              </text:list-item>
            </text:list>
            <text:p text:style-name="P11"/>
            <text:list xml:id="list174459784159049" text:continue-numbering="true" text:style-name="L5">
              <text:list-item>
                <text:p text:style-name="P14"><text:span text:style-name="T4">En tertiaire, les objectifs de stage restent vagues</text:span></text:p>
              </text:list-item>
            </text:list>
          </table:table-cell>
          <table:table-cell table:style-name="Table1.A1" office:value-type="string">
            <text:list xml:id="list174459473700772" text:continue-numbering="true" text:style-name="L5">
              <text:list-item>
                <text:p text:style-name="P14"><text:span text:style-name="T5">Faire réécrire le document industriel de manière plus claire</text:span></text:p>
                <text:p text:style-name="P14"/>
              </text:list-item>
              <text:list-item>
                <text:p text:style-name="P12">Pas d’engagement possible pour le tertiaire</text:p>
              </text:list-item>
            </text:list>
            <text:p text:style-name="P10"/>
            <text:p text:style-name="P10"/>
          </table:table-cell>
        </table:table-row>
        <table:table-row>
          <table:table-cell table:style-name="Table1.A1" office:value-type="string">
            <text:p text:style-name="P10">Suivi des stagiaires durant leur stage</text:p>
          </table:table-cell>
          <table:table-cell table:style-name="Table1.A1" office:value-type="string">
            <text:p text:style-name="P10">Les enseignants proposent de recontrer avant le début du stage Mr VICTOR et le tuteur de manière à transmettre l’information directement </text:p>
          </table:table-cell>
          <table:table-cell table:style-name="Table1.A1" office:value-type="string">
            <text:list xml:id="list174459176416447" text:continue-numbering="true" text:style-name="L5">
              <text:list-item>
                <text:p text:style-name="P14"><text:span text:style-name="T5">Désigner un responsable de stage par service ou atelier. Son rôle sera de préparer l’arrivé</text:span><text:span text:style-name="T6">e</text:span><text:span text:style-name="T5"> du stagiaire, faciliter son intégration et son adaptation et enfin suivre l’évolution du stage.</text:span></text:p>
              </text:list-item>
            </text:list>
            <text:p text:style-name="P10"><text:soft-page-break/></text:p>
            <text:list xml:id="list174458389201289" text:continue-numbering="true" text:style-name="L5">
              <text:list-item>
                <text:p text:style-name="P12">Il ne participera cependant pas à l’évaluation du stagiaire</text:p>
              </text:list-item>
            </text:list>
          </table:table-cell>
        </table:table-row>
        <table:table-row>
          <table:table-cell table:style-name="Table1.A1" office:value-type="string">
            <text:p text:style-name="P16">Répartition des périodes de stage</text:p>
          </table:table-cell>
          <table:table-cell table:style-name="Table1.A1" office:value-type="string">
            <text:p text:style-name="P16">Trop de stage<text:span text:style-name="T6">s</text:span> en période fiscale ce qui implique une grosse charge de travail</text:p>
          </table:table-cell>
          <table:table-cell table:style-name="Table1.A1" office:value-type="string">
            <text:p text:style-name="P16">Question non tranchée</text:p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5">Date de la prochaine réunion : 25 <text:s/>avril à 15 h</text:p>
          </table:table-cell>
          <table:table-cell table:style-name="Table1.A1" office:value-type="string">
            <text:list xml:id="list174458812568031" text:continue-numbering="true" text:style-name="L5">
              <text:list-header>
                <text:p text:style-name="P14"/>
              </text:list-header>
            </text:list>
          </table:table-cell>
        </table:table-row>
      </table:table>
      <text:p text:style-name="P3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7T17:30:43.381126315</meta:creation-date>
    <dc:date>2020-10-07T17:44:14.576981519</dc:date>
    <meta:editing-duration>PT13M26S</meta:editing-duration>
    <meta:editing-cycles>16</meta:editing-cycles>
    <meta:generator>LibreOffice/7.0.1.2$Linux_X86_64 LibreOffice_project/00$Build-2</meta:generator>
    <meta:document-statistic meta:table-count="1" meta:image-count="0" meta:object-count="0" meta:page-count="2" meta:paragraph-count="47" meta:word-count="275" meta:character-count="1600" meta:non-whitespace-character-count="1380"/>
  </office:meta>
</office:document-meta>
</file>